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090000001C26E3E96CDAE36122.png" manifest:media-type="image/png"/>
  <manifest:file-entry manifest:full-path="Pictures/10000A90000000ED000002E7FF05B5D049FC5187.svg" manifest:media-type="image/svg+xml"/>
  <manifest:file-entry manifest:full-path="Pictures/100000010000000A0000000BFB66448AAEA7DD6E.png" manifest:media-type="image/png"/>
  <manifest:file-entry manifest:full-path="Pictures/100004940000010E0000012A7B5354BAD7BA86D4.svg" manifest:media-type="image/svg+xml"/>
  <manifest:file-entry manifest:full-path="Pictures/1000078B000000BA000000D3D8D5B9399A5A4C1D.svg" manifest:media-type="image/svg+xml"/>
  <manifest:file-entry manifest:full-path="Pictures/100000010000000700000008AEF37F6F6E1B535F.png" manifest:media-type="image/png"/>
  <manifest:file-entry manifest:full-path="Pictures/10000001000000120000001C0BA270A8750E9677.png" manifest:media-type="image/png"/>
  <manifest:file-entry manifest:full-path="Pictures/100006650000014700000143CC43DDE6B8B3C6AE.svg" manifest:media-type="image/svg+xml"/>
  <manifest:file-entry manifest:full-path="Pictures/10001D74000008470000014B724EA0A96D391F69.svg" manifest:media-type="image/svg+xml"/>
  <manifest:file-entry manifest:full-path="Pictures/10000A66000001E7000002EF0CA34466C9503FB1.svg" manifest:media-type="image/svg+xml"/>
  <manifest:file-entry manifest:full-path="Pictures/1000243B000007FC0000019BCA48769CA92D4F2E.svg" manifest:media-type="image/svg+xml"/>
  <manifest:file-entry manifest:full-path="Pictures/100000010000000C0000000CD66FC9E95798D36A.png" manifest:media-type="image/png"/>
  <manifest:file-entry manifest:full-path="Pictures/10000001000000500000000CF3EB10A3BEA8AC97.png" manifest:media-type="image/png"/>
  <manifest:file-entry manifest:full-path="Pictures/100000010000003700000010FF3C45926174AAB8.png" manifest:media-type="image/png"/>
  <manifest:file-entry manifest:full-path="Pictures/100019AF000005B10000019B2B9E3B195BDD9ADC.svg" manifest:media-type="image/svg+xml"/>
  <manifest:file-entry manifest:full-path="Pictures/1000000100000066000000109D7BCF3BA9260708.png" manifest:media-type="image/png"/>
  <manifest:file-entry manifest:full-path="Pictures/1000273300000A800000019BC7F18085EA462D5D.svg" manifest:media-type="image/svg+xml"/>
  <manifest:file-entry manifest:full-path="Pictures/100000010000004D000000102FEB49200A9F22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bb86" officeooo:paragraph-rsid="0007bb86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7bb86" officeooo:paragraph-rsid="0007bb86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08b563" officeooo:paragraph-rsid="0008b563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96dc6" officeooo:paragraph-rsid="00096dc6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c05a9" officeooo:paragraph-rsid="000c05a9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d753a" officeooo:paragraph-rsid="000d753a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0d901b" officeooo:paragraph-rsid="000d901b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0e2686" officeooo:paragraph-rsid="000e2686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0f10a2" officeooo:paragraph-rsid="000f10a2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0f67d2" officeooo:paragraph-rsid="000f67d2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11983" officeooo:paragraph-rsid="00111983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31fa0" officeooo:paragraph-rsid="00131fa0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35e56" officeooo:paragraph-rsid="00135e56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14b895" officeooo:paragraph-rsid="0014b895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170192" officeooo:paragraph-rsid="00170192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188b6e" officeooo:paragraph-rsid="00188b6e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1b41a2" officeooo:paragraph-rsid="001b41a2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7bb86" officeooo:paragraph-rsid="0007bb86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8b563" officeooo:paragraph-rsid="0008b563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d901b" officeooo:paragraph-rsid="000d901b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35e56" officeooo:paragraph-rsid="00135e56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71bfb" officeooo:paragraph-rsid="00171bfb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6dc6"/>
    </style:style>
    <style:style style:name="T2" style:family="text">
      <style:text-properties officeooo:rsid="000c05a9"/>
    </style:style>
    <style:style style:name="T3" style:family="text">
      <style:text-properties officeooo:rsid="000e268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e2686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c05a9"/>
    </style:style>
    <style:style style:name="T8" style:family="text">
      <style:text-properties style:text-position="0% 100%" officeooo:rsid="000e2686"/>
    </style:style>
    <style:style style:name="T9" style:family="text">
      <style:text-properties style:text-position="0% 100%" officeooo:rsid="00096dc6"/>
    </style:style>
    <style:style style:name="T10" style:family="text">
      <style:text-properties style:text-position="0% 100%" officeooo:rsid="00131fa0"/>
    </style:style>
    <style:style style:name="T11" style:family="text">
      <style:text-properties style:text-position="0% 100%" officeooo:rsid="00111983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c9211e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hap 2</text:p>
      <text:p text:style-name="P18">Probabilités</text:p>
      <text:p text:style-name="P1"/>
      <text:p text:style-name="P2"/>
      <text:p text:style-name="P19">1 Espace de probabilités</text:p>
      <text:p text:style-name="P3"/>
      <text:p text:style-name="P3">1.1) Univers et événements</text:p>
      <text:p text:style-name="P3"/>
      <text:p text:style-name="P3">⇒ Ω = univers</text:p>
      <text:p text:style-name="P3">⇒ Les éléments Ω == issues ou éventualités</text:p>
      <text:p text:style-name="P3">⇒ Les sous-ensembles de Ω == des événements</text:p>
      <text:p text:style-name="P3"/>
      <text:p text:style-name="P4">Exemple :</text:p>
      <text:p text:style-name="P4">Ω = {pile,face} ⇒ univers à 2 issues</text:p>
      <text:p text:style-name="P4">les événements de cet univers sont ∅, {pile}, {face} et Ω</text:p>
      <text:p text:style-name="P4"/>
      <text:p text:style-name="P4">Ω {1,… , 6} ⇒ univers à 6 issues. Un événement possible est alors un nombre pair qui correspond au sous-ensemble {2,4,6}</text:p>
      <text:p text:style-name="P4"/>
      <text:p text:style-name="P5">Comme les événements sont des ensembles , on les combines souvent en utilisant les opérateurs ensemblistes classiques sur les ensembles : union(∪) , intersection(∩), complémentaire (<draw:frame text:anchor-type="as-char" svg:y="-0.252cm" draw:z-index="0" draw:style-name="gr10" draw:text-style-name="P23" svg:width="0.223cm" svg:height="0.253cm"><draw:image xlink:href="Pictures/1000078B000000BA000000D3D8D5B9399A5A4C1D.svg" xlink:type="simple" xlink:show="embed" xlink:actuate="onLoad" draw:mime-type="image/svg+xml"><text:p/></draw:image><draw:image xlink:href="Pictures/100000010000000700000008AEF37F6F6E1B535F.png" xlink:type="simple" xlink:show="embed" xlink:actuate="onLoad" draw:mime-type="image/png"/><svg:title>TexMaths</svg:title><svg:desc>12§display§\overline{a}§svg§600§FALSE§</svg:desc></draw:frame>)</text:p>
      <text:p text:style-name="P5"/>
      <text:p text:style-name="P6">Ex1</text:p>
      <text:p text:style-name="P6"/>
      <text:p text:style-name="P6">1) I <text:span text:style-name="T2">∪ </text:span>L</text:p>
      <text:p text:style-name="P6"/>
      <text:p text:style-name="P6">2) D <text:span text:style-name="T2">∪ </text:span>P</text:p>
      <text:p text:style-name="P6"/>
      <text:p text:style-name="P6">3) I <text:span text:style-name="T2">∩ </text:span><text:span text:style-name="T2"><draw:frame text:anchor-type="as-char" svg:y="-0.388cm" draw:z-index="1" draw:style-name="gr9" draw:text-style-name="P23" svg:width="0.392cm" svg:height="0.389cm"><draw:image xlink:href="Pictures/100006650000014700000143CC43DDE6B8B3C6AE.svg" xlink:type="simple" xlink:show="embed" xlink:actuate="onLoad" draw:mime-type="image/svg+xml"><text:p/></draw:image><draw:image xlink:href="Pictures/100000010000000C0000000CD66FC9E95798D36A.png" xlink:type="simple" xlink:show="embed" xlink:actuate="onLoad" draw:mime-type="image/png"/><svg:title>TexMaths</svg:title><svg:desc>12§display§\overline{D}§svg§600§FALSE§</svg:desc></draw:frame></text:span></text:p>
      <text:p text:style-name="P6"/>
      <text:p text:style-name="P6">4) <draw:frame text:anchor-type="as-char" svg:y="-0.397cm" draw:z-index="2" draw:style-name="gr8" draw:text-style-name="P23" svg:width="2.543cm" svg:height="0.398cm"><draw:image xlink:href="Pictures/10001D74000008470000014B724EA0A96D391F69.svg" xlink:type="simple" xlink:show="embed" xlink:actuate="onLoad" draw:mime-type="image/svg+xml"><text:p/></draw:image><draw:image xlink:href="Pictures/10000001000000500000000CF3EB10A3BEA8AC97.png" xlink:type="simple" xlink:show="embed" xlink:actuate="onLoad" draw:mime-type="image/png"/><svg:title>TexMaths</svg:title><svg:desc>12§display§ \overline{L} \cup \overline{I} = \overline{L \cap I} §svg§600§FALSE§</svg:desc></draw:frame></text:p>
      <text:p text:style-name="P6"/>
      <text:p text:style-name="P7"/>
      <text:p text:style-name="P20">2 Probabilités discrètes</text:p>
      <text:p text:style-name="P7"/>
      <text:p text:style-name="P20">Définition probabilité</text:p>
      <text:p text:style-name="P7">Une probabilité sur un univers <text:span text:style-name="T1">Ω </text:span>est une application P qui à chaque événement associe un réel de l’intervalle [0,1] telle que :</text:p>
      <text:p text:style-name="P8">⇒ Si P(<text:span text:style-name="T1">Ω</text:span>) = 1</text:p>
      <text:p text:style-name="P8">⇒ Si (A<text:span text:style-name="T4">i</text:span><text:span text:style-name="T6">)</text:span><text:span text:style-name="T4">i∈I </text:span><text:span text:style-name="T6">est une famille finie ou dénombrable d’évènements 2 à 2 disjoints ( c’est-à-dire i≠ j, alors A</text:span><text:span text:style-name="T4">i</text:span><text:span text:style-name="T6"> </text:span><text:span text:style-name="T7">∪</text:span><text:span text:style-name="T6"> A</text:span><text:span text:style-name="T4">j</text:span><text:span text:style-name="T6"> ≠ ∅ alors</text:span></text:p>
      <text:p text:style-name="P8"><text:tab/>P(<text:span text:style-name="T2">∪</text:span><text:span text:style-name="T4">i∈I</text:span><text:span text:style-name="T6">A</text:span><text:span text:style-name="T4">i</text:span><text:span text:style-name="T6">) = </text:span><text:span text:style-name="T6"><draw:frame text:anchor-type="as-char" svg:y="-0.462cm" draw:z-index="3" draw:style-name="gr7" draw:text-style-name="P23" svg:width="0.585cm" svg:height="0.9cm"><draw:image xlink:href="Pictures/10000A66000001E7000002EF0CA34466C9503FB1.svg" xlink:type="simple" xlink:show="embed" xlink:actuate="onLoad" draw:mime-type="image/svg+xml"><text:p/></draw:image><draw:image xlink:href="Pictures/10000001000000120000001C0BA270A8750E9677.png" xlink:type="simple" xlink:show="embed" xlink:actuate="onLoad" draw:mime-type="image/png"/><svg:title>TexMaths</svg:title><svg:desc>12§display§\sum_{i\inI}^{}§svg§600§FALSE§</svg:desc></draw:frame></text:span><text:span text:style-name="T6">P(A</text:span><text:span text:style-name="T4">i</text:span><text:span text:style-name="T6">)</text:span></text:p>
      <text:p text:style-name="P8"/>
      <text:p text:style-name="P10">Ex3</text:p>
      <text:p text:style-name="P10"/>
      <text:p text:style-name="P11">1) <text:span text:style-name="T3">P(</text:span><text:span text:style-name="T1">Ω</text:span><text:span text:style-name="T3"> </text:span><text:span text:style-name="T2">∪</text:span><text:span text:style-name="T5"> </text:span><text:span text:style-name="T8">∅) </text:span><text:span text:style-name="T6">= </text:span><text:span text:style-name="T8">P(</text:span><text:span text:style-name="T9">Ω</text:span><text:span text:style-name="T8">) = 1</text:span></text:p>
      <text:p text:style-name="P11"><text:span text:style-name="T8"><text:tab/></text:span><text:span text:style-name="T6">⇒ </text:span><text:span text:style-name="T8">P(</text:span><text:span text:style-name="T9">Ω</text:span><text:span text:style-name="T8">) </text:span><text:span text:style-name="T6">+ </text:span><text:span text:style-name="T8">P(∅</text:span><text:span text:style-name="T6">) = </text:span><text:span text:style-name="T8">P(</text:span><text:span text:style-name="T9">Ω</text:span><text:span text:style-name="T8">) </text:span><text:span text:style-name="T10">donc P(Ω) = 0</text:span></text:p>
      <text:p text:style-name="P11"><text:span text:style-name="T10"/></text:p>
      <text:p text:style-name="P12"><text:span text:style-name="T6">2) </text:span><text:span text:style-name="T6"><draw:frame text:anchor-type="as-char" svg:y="-0.383cm" draw:z-index="4" draw:style-name="gr6" draw:text-style-name="P23" svg:width="1.747cm" svg:height="0.491cm"><draw:image xlink:href="Pictures/100019AF000005B10000019B2B9E3B195BDD9ADC.svg" xlink:type="simple" xlink:show="embed" xlink:actuate="onLoad" draw:mime-type="image/svg+xml"><text:p/></draw:image><draw:image xlink:href="Pictures/100000010000003700000010FF3C45926174AAB8.png" xlink:type="simple" xlink:show="embed" xlink:actuate="onLoad" draw:mime-type="image/png"/><svg:title>TexMaths</svg:title><svg:desc>12§display§P(A \cup \overline{A})§svg§600§FALSE§</svg:desc></draw:frame></text:span><text:span text:style-name="T6"><text:s/>= P(Ω) = 1</text:span></text:p>
      <text:p text:style-name="P12"><text:tab/>⇒ <draw:frame text:anchor-type="as-char" svg:y="-0.383cm" draw:z-index="5" draw:style-name="gr5" draw:text-style-name="P23" svg:width="2.453cm" svg:height="0.491cm"><draw:image xlink:href="Pictures/1000243B000007FC0000019BCA48769CA92D4F2E.svg" xlink:type="simple" xlink:show="embed" xlink:actuate="onLoad" draw:mime-type="image/svg+xml"><text:p/></draw:image><draw:image xlink:href="Pictures/100000010000004D000000102FEB49200A9F22F3.png" xlink:type="simple" xlink:show="embed" xlink:actuate="onLoad" draw:mime-type="image/png"/><svg:title>TexMaths</svg:title><svg:desc>12§display§P(A) + P(\overline{A})§svg§600§FALSE§</svg:desc></draw:frame><text:s/>= 1 Donc <draw:frame text:anchor-type="as-char" svg:y="-0.383cm" draw:z-index="6" draw:style-name="gr4" draw:text-style-name="P23" svg:width="3.223cm" svg:height="0.491cm"><draw:image xlink:href="Pictures/1000273300000A800000019BC7F18085EA462D5D.svg" xlink:type="simple" xlink:show="embed" xlink:actuate="onLoad" draw:mime-type="image/svg+xml"><text:p/></draw:image><draw:image xlink:href="Pictures/1000000100000066000000109D7BCF3BA9260708.png" xlink:type="simple" xlink:show="embed" xlink:actuate="onLoad" draw:mime-type="image/png"/><svg:title>TexMaths</svg:title><svg:desc>12§display§P(\overline{A}) = 1 - P(A)§svg§600§FALSE§</svg:desc></draw:frame></text:p>
      <text:p text:style-name="P9"><text:soft-page-break/>Pour un espace de Probabilités (<text:span text:style-name="T1">Ω,</text:span> P), on a les propriétés suivantes :</text:p>
      <text:p text:style-name="P9"/>
      <text:p text:style-name="P21">Propriétés</text:p>
      <text:p text:style-name="P13">⇒ <text:span text:style-name="T8">P(∅</text:span><text:span text:style-name="T11">) </text:span><text:span text:style-name="T6">= 0</text:span></text:p>
      <text:p text:style-name="P14">⇒ Pour tout événement 1, <draw:frame text:anchor-type="as-char" svg:y="-0.383cm" draw:z-index="7" draw:style-name="gr3" draw:text-style-name="P23" svg:width="3.223cm" svg:height="0.491cm"><draw:image xlink:href="Pictures/1000273300000A800000019BC7F18085EA462D5D.svg" xlink:type="simple" xlink:show="embed" xlink:actuate="onLoad" draw:mime-type="image/svg+xml"><text:p/></draw:image><draw:image xlink:href="Pictures/1000000100000066000000109D7BCF3BA9260708.png" xlink:type="simple" xlink:show="embed" xlink:actuate="onLoad" draw:mime-type="image/png"/><svg:title>TexMaths</svg:title><svg:desc>12§display§P(\overline{A}) = 1 - P(A)§svg§600§FALSE§</svg:desc></draw:frame></text:p>
      <text:p text:style-name="P14">⇒ Si A <draw:frame text:anchor-type="as-char" svg:y="-0.293cm" draw:z-index="8" draw:style-name="gr2" draw:text-style-name="P23" svg:width="0.325cm" svg:height="0.355cm"><draw:image xlink:href="Pictures/100004940000010E0000012A7B5354BAD7BA86D4.svg" xlink:type="simple" xlink:show="embed" xlink:actuate="onLoad" draw:mime-type="image/svg+xml"><text:p/></draw:image><draw:image xlink:href="Pictures/100000010000000A0000000BFB66448AAEA7DD6E.png" xlink:type="simple" xlink:show="embed" xlink:actuate="onLoad" draw:mime-type="image/png"/><svg:title>TexMaths</svg:title><svg:desc>12§display§\subseteq§svg§600§FALSE§</svg:desc></draw:frame><text:s/>B, alors P(A) &lt; P(B)</text:p>
      <text:p text:style-name="P15">⇒ P(A <text:span text:style-name="T2">∪ </text:span>B) = P(A) + P(B) – P(A ∩ B)</text:p>
      <text:p text:style-name="P15"/>
      <text:p text:style-name="P22">Définition distribution uniforme</text:p>
      <text:p text:style-name="P16">Soit <text:span text:style-name="T10">Ω </text:span><text:span text:style-name="T6">un ensemble fini de cardinal n. On appelle distribution uniforme sur </text:span><text:span text:style-name="T10">Ω, </text:span><text:span text:style-name="T6">la probabilité qui vérifie P({x}) = </text:span><text:span text:style-name="T6"><draw:frame text:anchor-type="as-char" svg:y="-0.587cm" draw:z-index="9" draw:style-name="gr1" draw:text-style-name="P23" svg:width="0.283cm" svg:height="0.893cm"><draw:image xlink:href="Pictures/10000A90000000ED000002E7FF05B5D049FC5187.svg" xlink:type="simple" xlink:show="embed" xlink:actuate="onLoad" draw:mime-type="image/svg+xml"><text:p/></draw:image><draw:image xlink:href="Pictures/10000001000000090000001C26E3E96CDAE36122.png" xlink:type="simple" xlink:show="embed" xlink:actuate="onLoad" draw:mime-type="image/png"/><svg:title>TexMaths</svg:title><svg:desc>12§display§\frac{1}{n}§svg§600§FALSE§</svg:desc></draw:frame></text:span><text:span text:style-name="T6"><text:s/>pour tout x dans Ω</text:span></text:p>
      <text:p text:style-name="P16"/>
      <text:p text:style-name="P17">Pour tout événement A = Card(A)/Card(Ω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09-27T14:48:13.811235609</meta:creation-date>
    <dc:date>2023-09-27T15:23:55.830710375</dc:date>
    <dc:creator>Lucas Da SIlveira</dc:creator>
    <meta:editing-duration>PT35M33S</meta:editing-duration>
    <meta:editing-cycles>22</meta:editing-cycles>
    <meta:generator>LibreOffice/7.5.6.2$Linux_X86_64 LibreOffice_project/50$Build-2</meta:generator>
    <meta:document-statistic meta:table-count="0" meta:image-count="0" meta:object-count="0" meta:page-count="2" meta:paragraph-count="37" meta:word-count="278" meta:character-count="1397" meta:non-whitespace-character-count="1144"/>
  </office:meta>
</office:document-meta>
</file>